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909in"/>
    </style:style>
    <style:style style:name="co5" style:family="table-column">
      <style:table-column-properties fo:break-before="auto" style:column-width="0.8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time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" fo:font-weight="normal" style:font-weight-asian="normal" style:font-weight-complex="normal"/>
    </style:style>
    <style:style style:name="ce7" style:family="table-cell" style:parent-style-name="Default">
      <style:text-properties style:font-name="times"/>
    </style:style>
    <style:style style:name="ce8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ot4_KS_vs_GT_performance_comparison_20250513-214000_EMUsort,Kilosort4,MUedit_25,25,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ort_type</text:p>
          </table:table-cell>
          <table:table-cell office:value-type="string" calcext:value-type="string">
            <text:p>datestring</text:p>
          </table:table-cell>
          <table:table-cell office:value-type="string" calcext:value-type="string">
            <text:p>noise_level</text:p>
          </table:table-cell>
          <table:table-cell/>
          <table:table-cell office:value-type="string" calcext:value-type="string">
            <text:p>KS accuracy</text:p>
          </table:table-cell>
          <table:table-cell office:value-type="string" calcext:value-type="string">
            <text:p>Error Rat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3154624622682" calcext:value-type="float">
            <text:p>0.953154624622682</text:p>
          </table:table-cell>
          <table:table-cell office:value-type="float" office:value="0.942457655282758" calcext:value-type="float">
            <text:p>0.942457655282758</text:p>
          </table:table-cell>
          <table:table-cell office:value-type="float" office:value="0.900516067448318" calcext:value-type="float">
            <text:p>0.90051606744831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2348052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]+[.$C2]-1" office:value-type="float" office:value="0.89561227990544" calcext:value-type="float">
            <text:p>0.89561227990544</text:p>
          </table:table-cell>
          <table:table-cell table:formula="of:=1-[.I2]" office:value-type="float" office:value="0.10438772009456" calcext:value-type="float">
            <text:p>0.1043877200945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8045149894406" calcext:value-type="float">
            <text:p>0.968045149894406</text:p>
          </table:table-cell>
          <table:table-cell office:value-type="float" office:value="0.923182783341412" calcext:value-type="float">
            <text:p>0.923182783341412</text:p>
          </table:table-cell>
          <table:table-cell office:value-type="float" office:value="0.896403340149146" calcext:value-type="float">
            <text:p>0.89640334014914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1463457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]+[.$C3]-1" office:value-type="float" office:value="0.891227933235818" calcext:value-type="float">
            <text:p>0.891227933235818</text:p>
          </table:table-cell>
          <table:table-cell table:formula="of:=1-[.I3]" office:value-type="float" office:value="0.108772066764182" calcext:value-type="float">
            <text:p>0.10877206676418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7321840353312" calcext:value-type="float">
            <text:p>0.947321840353312</text:p>
          </table:table-cell>
          <table:table-cell office:value-type="float" office:value="0.940230893785821" calcext:value-type="float">
            <text:p>0.940230893785821</text:p>
          </table:table-cell>
          <table:table-cell office:value-type="float" office:value="0.892857253447469" calcext:value-type="float">
            <text:p>0.89285725344746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5513725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]+[.$C4]-1" office:value-type="float" office:value="0.887552734139133" calcext:value-type="float">
            <text:p>0.887552734139133</text:p>
          </table:table-cell>
          <table:table-cell table:formula="of:=1-[.I4]" office:value-type="float" office:value="0.112447265860867" calcext:value-type="float">
            <text:p>0.112447265860867</text:p>
          </table:table-cell>
          <table:table-cell/>
          <table:table-cell table:style-name="ce4" office:value-type="string" calcext:value-type="string">
            <text:p>Accuracy</text:p>
          </table:table-cell>
          <table:table-cell table:style-name="ce7"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67282427539839" calcext:value-type="float">
            <text:p>0.967282427539839</text:p>
          </table:table-cell>
          <table:table-cell office:value-type="float" office:value="0.909260611954178" calcext:value-type="float">
            <text:p>0.909260611954178</text:p>
          </table:table-cell>
          <table:table-cell office:value-type="float" office:value="0.882301801006792" calcext:value-type="float">
            <text:p>0.88230180100679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0274154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]+[.$C5]-1" office:value-type="float" office:value="0.876543039494017" calcext:value-type="float">
            <text:p>0.876543039494017</text:p>
          </table:table-cell>
          <table:table-cell table:formula="of:=1-[.I5]" office:value-type="float" office:value="0.123456960505983" calcext:value-type="float">
            <text:p>0.123456960505983</text:p>
          </table:table-cell>
          <table:table-cell/>
          <table:table-cell table:style-name="ce5" office:value-type="string" calcext:value-type="string">
            <text:p>Sorter</text:p>
          </table:table-cell>
          <table:table-cell table:style-name="ce5" office:value-type="string" calcext:value-type="string">
            <text:p>Run Count</text:p>
          </table:table-cell>
          <table:table-cell table:style-name="ce5" office:value-type="string" calcext:value-type="string">
            <text:p>Median (%)</text:p>
            <text:p>[overlapping MUAPs]</text:p>
          </table:table-cell>
          <table:table-cell table:style-name="ce5" office:value-type="string" calcext:value-type="string">
            <text:p>Mean (%)</text:p>
            <text:p>[overlapping MUAPs]</text:p>
          </table:table-cell>
          <table:table-cell table:style-name="ce5" office:value-type="string" calcext:value-type="string">
            <text:p>Standard Deviation (%)</text:p>
            <text:p>[overlapping MUAPs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3450423513114" calcext:value-type="float">
            <text:p>0.933450423513114</text:p>
          </table:table-cell>
          <table:table-cell office:value-type="float" office:value="0.940589625637761" calcext:value-type="float">
            <text:p>0.940589625637761</text:p>
          </table:table-cell>
          <table:table-cell office:value-type="float" office:value="0.880291353748828" calcext:value-type="float">
            <text:p>0.88029135374882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0288320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6]+[.$C6]-1" office:value-type="float" office:value="0.874040049150875" calcext:value-type="float">
            <text:p>0.874040049150875</text:p>
          </table:table-cell>
          <table:table-cell table:formula="of:=1-[.I6]" office:value-type="float" office:value="0.125959950849125" calcext:value-type="float">
            <text:p>0.125959950849125</text:p>
          </table:table-cell>
          <table:table-cell/>
          <table:table-cell table:style-name="ce5" office:value-type="string" calcext:value-type="string">
            <text:p>EMUsort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MEDIAN([.D2:.D26])" office:value-type="percentage" office:value="0.850686547940914" calcext:value-type="percentage">
            <text:p>85.1%</text:p>
          </table:table-cell>
          <table:table-cell table:style-name="ce8" table:formula="of:=AVERAGE([.D2:.D26])" office:value-type="percentage" office:value="0.826644549733518" calcext:value-type="percentage">
            <text:p>82.7%</text:p>
          </table:table-cell>
          <table:table-cell table:style-name="ce8" table:formula="of:=STDEV([.D2:.D26])" office:value-type="percentage" office:value="0.0590412301229287" calcext:value-type="percentage">
            <text:p>5.9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1387951284917" calcext:value-type="float">
            <text:p>0.931387951284917</text:p>
          </table:table-cell>
          <table:table-cell office:value-type="float" office:value="0.943760505001512" calcext:value-type="float">
            <text:p>0.943760505001512</text:p>
          </table:table-cell>
          <table:table-cell office:value-type="float" office:value="0.880158610722727" calcext:value-type="float">
            <text:p>0.880158610722727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2713185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7]+[.$C7]-1" office:value-type="float" office:value="0.875148456286429" calcext:value-type="float">
            <text:p>0.875148456286429</text:p>
          </table:table-cell>
          <table:table-cell table:formula="of:=1-[.I7]" office:value-type="float" office:value="0.124851543713571" calcext:value-type="float">
            <text:p>0.124851543713571</text:p>
          </table:table-cell>
          <table:table-cell/>
          <table:table-cell table:style-name="ce5" office:value-type="string" calcext:value-type="string">
            <text:p>Kilosort4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MEDIAN([.D27:.D51])" office:value-type="percentage" office:value="0.610706685970773" calcext:value-type="percentage">
            <text:p>61.1%</text:p>
          </table:table-cell>
          <table:table-cell table:style-name="ce8" table:formula="of:=AVERAGE([.D27:.D51])" office:value-type="percentage" office:value="0.599989757406899" calcext:value-type="percentage">
            <text:p>60.0%</text:p>
          </table:table-cell>
          <table:table-cell table:style-name="ce8" table:formula="of:=STDEV([.D27:.D51])" office:value-type="percentage" office:value="0.079564375687522" calcext:value-type="percentage">
            <text:p>8.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62410800587174" calcext:value-type="float">
            <text:p>0.962410800587174</text:p>
          </table:table-cell>
          <table:table-cell office:value-type="float" office:value="0.898761267493628" calcext:value-type="float">
            <text:p>0.898761267493628</text:p>
          </table:table-cell>
          <table:table-cell office:value-type="float" office:value="0.869476663536961" calcext:value-type="float">
            <text:p>0.86947666353696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5086335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8]+[.$C8]-1" office:value-type="float" office:value="0.861172068080802" calcext:value-type="float">
            <text:p>0.861172068080802</text:p>
          </table:table-cell>
          <table:table-cell table:formula="of:=1-[.I8]" office:value-type="float" office:value="0.138827931919198" calcext:value-type="float">
            <text:p>0.138827931919198</text:p>
          </table:table-cell>
          <table:table-cell/>
          <table:table-cell table:style-name="ce5" office:value-type="string" calcext:value-type="string">
            <text:p>MUedit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MEDIAN([.D52:.D55])" office:value-type="percentage" office:value="0.454945384301595" calcext:value-type="percentage">
            <text:p>45.5%</text:p>
          </table:table-cell>
          <table:table-cell table:style-name="ce8" table:formula="of:=AVERAGE([.D52:.D55])" office:value-type="percentage" office:value="0.474620025873268" calcext:value-type="percentage">
            <text:p>47.5%</text:p>
          </table:table-cell>
          <table:table-cell table:style-name="ce8" table:formula="of:=STDEV([.D52:.D55])" office:value-type="percentage" office:value="0.0743072929919067" calcext:value-type="percentage">
            <text:p>7.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2963663979412" calcext:value-type="float">
            <text:p>0.962963663979412</text:p>
          </table:table-cell>
          <table:table-cell office:value-type="float" office:value="0.89911052087316" calcext:value-type="float">
            <text:p>0.89911052087316</text:p>
          </table:table-cell>
          <table:table-cell office:value-type="float" office:value="0.869132362230587" calcext:value-type="float">
            <text:p>0.869132362230587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3850213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9]+[.$C9]-1" office:value-type="float" office:value="0.862074184852572" calcext:value-type="float">
            <text:p>0.862074184852572</text:p>
          </table:table-cell>
          <table:table-cell table:formula="of:=1-[.I9]" office:value-type="float" office:value="0.137925815147428" calcext:value-type="float">
            <text:p>0.137925815147428</text:p>
          </table:table-cell>
          <table:table-cell/>
          <table:table-cell table:style-name="ce6"/>
          <table:table-cell table:style-name="ce7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8942109312861" calcext:value-type="float">
            <text:p>0.958942109312861</text:p>
          </table:table-cell>
          <table:table-cell office:value-type="float" office:value="0.899123647127169" calcext:value-type="float">
            <text:p>0.899123647127169</text:p>
          </table:table-cell>
          <table:table-cell office:value-type="float" office:value="0.86536231663579" calcext:value-type="float">
            <text:p>0.8653623166357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0260167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0]+[.$C10]-1" office:value-type="float" office:value="0.85806575644003" calcext:value-type="float">
            <text:p>0.85806575644003</text:p>
          </table:table-cell>
          <table:table-cell table:formula="of:=1-[.I10]" office:value-type="float" office:value="0.14193424355997" calcext:value-type="float">
            <text:p>0.14193424355997</text:p>
          </table:table-cell>
          <table:table-cell/>
          <table:table-cell table:style-name="ce6"/>
          <table:table-cell table:style-name="ce7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1670767827215" calcext:value-type="float">
            <text:p>0.971670767827215</text:p>
          </table:table-cell>
          <table:table-cell office:value-type="float" office:value="0.882155890767777" calcext:value-type="float">
            <text:p>0.882155890767777</text:p>
          </table:table-cell>
          <table:table-cell office:value-type="float" office:value="0.860089756377572" calcext:value-type="float">
            <text:p>0.86008975637757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1385635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1]+[.$C11]-1" office:value-type="float" office:value="0.853826658594992" calcext:value-type="float">
            <text:p>0.853826658594992</text:p>
          </table:table-cell>
          <table:table-cell table:formula="of:=1-[.I11]" office:value-type="float" office:value="0.146173341405008" calcext:value-type="float">
            <text:p>0.146173341405008</text:p>
          </table:table-cell>
          <table:table-cell/>
          <table:table-cell table:style-name="ce4" office:value-type="string" calcext:value-type="string">
            <text:p>KS Accuracy</text:p>
          </table:table-cell>
          <table:table-cell table:style-name="ce7"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23629385724828" calcext:value-type="float">
            <text:p>0.923629385724828</text:p>
          </table:table-cell>
          <table:table-cell office:value-type="float" office:value="0.923068215132268" calcext:value-type="float">
            <text:p>0.923068215132268</text:p>
          </table:table-cell>
          <table:table-cell office:value-type="float" office:value="0.859735520034274" calcext:value-type="float">
            <text:p>0.85973552003427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4263733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2]+[.$C12]-1" office:value-type="float" office:value="0.846697600857096" calcext:value-type="float">
            <text:p>0.846697600857096</text:p>
          </table:table-cell>
          <table:table-cell table:formula="of:=1-[.I12]" office:value-type="float" office:value="0.153302399142904" calcext:value-type="float">
            <text:p>0.153302399142904</text:p>
          </table:table-cell>
          <table:table-cell/>
          <table:table-cell table:style-name="ce5" office:value-type="string" calcext:value-type="string">
            <text:p>Sorter</text:p>
          </table:table-cell>
          <table:table-cell table:style-name="ce5" office:value-type="string" calcext:value-type="string">
            <text:p>Run Count</text:p>
          </table:table-cell>
          <table:table-cell table:style-name="ce5" office:value-type="string" calcext:value-type="string">
            <text:p>Median (%)</text:p>
            <text:p>[overlapping MUAPs]</text:p>
          </table:table-cell>
          <table:table-cell table:style-name="ce5" office:value-type="string" calcext:value-type="string">
            <text:p>Mean (%)</text:p>
            <text:p>[overlapping MUAPs]</text:p>
          </table:table-cell>
          <table:table-cell table:style-name="ce5" office:value-type="string" calcext:value-type="string">
            <text:p>Standard Deviation (%)</text:p>
            <text:p>[overlapping MUAPs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0091828478109" calcext:value-type="float">
            <text:p>0.940091828478109</text:p>
          </table:table-cell>
          <table:table-cell office:value-type="float" office:value="0.904299165424935" calcext:value-type="float">
            <text:p>0.904299165424935</text:p>
          </table:table-cell>
          <table:table-cell office:value-type="float" office:value="0.851244638909126" calcext:value-type="float">
            <text:p>0.85124463890912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3851524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3]+[.$C13]-1" office:value-type="float" office:value="0.844390993903044" calcext:value-type="float">
            <text:p>0.844390993903044</text:p>
          </table:table-cell>
          <table:table-cell table:formula="of:=1-[.I13]" office:value-type="float" office:value="0.155609006096956" calcext:value-type="float">
            <text:p>0.155609006096956</text:p>
          </table:table-cell>
          <table:table-cell/>
          <table:table-cell table:style-name="ce5" office:value-type="string" calcext:value-type="string">
            <text:p>EMUsort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MEDIAN([.I2:.I26])" office:value-type="percentage" office:value="0.84078242684759" calcext:value-type="percentage">
            <text:p>84.1%</text:p>
          </table:table-cell>
          <table:table-cell table:style-name="ce8" table:formula="of:=AVERAGE([.I2:.I26])" office:value-type="percentage" office:value="0.79784427300569" calcext:value-type="percentage">
            <text:p>79.8%</text:p>
          </table:table-cell>
          <table:table-cell table:style-name="ce8" table:formula="of:=STDEV([.I2:.I26])" office:value-type="percentage" office:value="0.0890654897373332" calcext:value-type="percentage">
            <text:p>8.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17951884538545" calcext:value-type="float">
            <text:p>0.917951884538545</text:p>
          </table:table-cell>
          <table:table-cell office:value-type="float" office:value="0.922830542309045" calcext:value-type="float">
            <text:p>0.922830542309045</text:p>
          </table:table-cell>
          <table:table-cell office:value-type="float" office:value="0.850686547940914" calcext:value-type="float">
            <text:p>0.85068654794091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4280207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4]+[.$C14]-1" office:value-type="float" office:value="0.84078242684759" calcext:value-type="float">
            <text:p>0.84078242684759</text:p>
          </table:table-cell>
          <table:table-cell table:formula="of:=1-[.I14]" office:value-type="float" office:value="0.15921757315241" calcext:value-type="float">
            <text:p>0.15921757315241</text:p>
          </table:table-cell>
          <table:table-cell/>
          <table:table-cell table:style-name="ce5" office:value-type="string" calcext:value-type="string">
            <text:p>Kilosort4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MEDIAN([.I27:.I51])" office:value-type="percentage" office:value="0.511012899416754" calcext:value-type="percentage">
            <text:p>51.1%</text:p>
          </table:table-cell>
          <table:table-cell table:style-name="ce8" table:formula="of:=AVERAGE([.I27:.I51])" office:value-type="percentage" office:value="0.48464862877841" calcext:value-type="percentage">
            <text:p>48.5%</text:p>
          </table:table-cell>
          <table:table-cell table:style-name="ce8" table:formula="of:=STDEV([.I27:.I51])" office:value-type="percentage" office:value="0.134328384422106" calcext:value-type="percentage">
            <text:p>13.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4127644132477" calcext:value-type="float">
            <text:p>0.944127644132477</text:p>
          </table:table-cell>
          <table:table-cell office:value-type="float" office:value="0.890761981831043" calcext:value-type="float">
            <text:p>0.890761981831043</text:p>
          </table:table-cell>
          <table:table-cell office:value-type="float" office:value="0.850632434953722" calcext:value-type="float">
            <text:p>0.85063243495372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15321788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5]+[.$C15]-1" office:value-type="float" office:value="0.83488962596352" calcext:value-type="float">
            <text:p>0.83488962596352</text:p>
          </table:table-cell>
          <table:table-cell table:formula="of:=1-[.I15]" office:value-type="float" office:value="0.16511037403648" calcext:value-type="float">
            <text:p>0.16511037403648</text:p>
          </table:table-cell>
          <table:table-cell/>
          <table:table-cell table:style-name="ce5" office:value-type="string" calcext:value-type="string">
            <text:p>MUedit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MEDIAN([.I52:.I55])" office:value-type="percentage" office:value="0.163164218137346" calcext:value-type="percentage">
            <text:p>16.3%</text:p>
          </table:table-cell>
          <table:table-cell table:style-name="ce8" table:formula="of:=AVERAGE([.I52:.I55])" office:value-type="percentage" office:value="0.193170032993442" calcext:value-type="percentage">
            <text:p>19.3%</text:p>
          </table:table-cell>
          <table:table-cell table:style-name="ce8" table:formula="of:=STDEV([.I52:.I55])" office:value-type="percentage" office:value="0.157355069852795" calcext:value-type="percentage">
            <text:p>15.7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1080877974934" calcext:value-type="float">
            <text:p>0.911080877974934</text:p>
          </table:table-cell>
          <table:table-cell office:value-type="float" office:value="0.887026729669445" calcext:value-type="float">
            <text:p>0.887026729669445</text:p>
          </table:table-cell>
          <table:table-cell office:value-type="float" office:value="0.820113677847293" calcext:value-type="float">
            <text:p>0.82011367784729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1758191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6]+[.$C16]-1" office:value-type="float" office:value="0.798107607644379" calcext:value-type="float">
            <text:p>0.798107607644379</text:p>
          </table:table-cell>
          <table:table-cell table:formula="of:=1-[.I16]" office:value-type="float" office:value="0.201892392355621" calcext:value-type="float">
            <text:p>0.201892392355621</text:p>
          </table:table-cell>
          <table:table-cell/>
          <table:table-cell table:style-name="ce6"/>
          <table:table-cell table:style-name="ce7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7423935503435" calcext:value-type="float">
            <text:p>0.947423935503435</text:p>
          </table:table-cell>
          <table:table-cell office:value-type="float" office:value="0.846244078307911" calcext:value-type="float">
            <text:p>0.846244078307911</text:p>
          </table:table-cell>
          <table:table-cell office:value-type="float" office:value="0.818212890843888" calcext:value-type="float">
            <text:p>0.81821289084388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2323597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7]+[.$C17]-1" office:value-type="float" office:value="0.793668013811346" calcext:value-type="float">
            <text:p>0.793668013811346</text:p>
          </table:table-cell>
          <table:table-cell table:formula="of:=1-[.I17]" office:value-type="float" office:value="0.206331986188654" calcext:value-type="float">
            <text:p>0.206331986188654</text:p>
          </table:table-cell>
          <table:table-cell/>
          <table:table-cell table:style-name="ce6"/>
          <table:table-cell table:style-name="ce7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08892218120686" calcext:value-type="float">
            <text:p>0.908892218120686</text:p>
          </table:table-cell>
          <table:table-cell office:value-type="float" office:value="0.865749479219533" calcext:value-type="float">
            <text:p>0.865749479219533</text:p>
          </table:table-cell>
          <table:table-cell office:value-type="float" office:value="0.802298914268726" calcext:value-type="float">
            <text:p>0.80229891426872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2712109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8]+[.$C18]-1" office:value-type="float" office:value="0.774641697340219" calcext:value-type="float">
            <text:p>0.774641697340219</text:p>
          </table:table-cell>
          <table:table-cell table:formula="of:=1-[.I18]" office:value-type="float" office:value="0.225358302659781" calcext:value-type="float">
            <text:p>0.225358302659781</text:p>
          </table:table-cell>
          <table:table-cell/>
          <table:table-cell table:style-name="ce4" office:value-type="string" calcext:value-type="string">
            <text:p>Error Rate</text:p>
          </table:table-cell>
          <table:table-cell table:style-name="ce7"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924133124848984" calcext:value-type="float">
            <text:p>0.924133124848984</text:p>
          </table:table-cell>
          <table:table-cell office:value-type="float" office:value="0.843137257461743" calcext:value-type="float">
            <text:p>0.843137257461743</text:p>
          </table:table-cell>
          <table:table-cell office:value-type="float" office:value="0.791823231721595" calcext:value-type="float">
            <text:p>0.791823231721595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5648837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9]+[.$C19]-1" office:value-type="float" office:value="0.767270382310727" calcext:value-type="float">
            <text:p>0.767270382310727</text:p>
          </table:table-cell>
          <table:table-cell table:formula="of:=1-[.I19]" office:value-type="float" office:value="0.232729617689273" calcext:value-type="float">
            <text:p>0.232729617689273</text:p>
          </table:table-cell>
          <table:table-cell/>
          <table:table-cell table:style-name="ce5" office:value-type="string" calcext:value-type="string">
            <text:p>Sorter</text:p>
          </table:table-cell>
          <table:table-cell table:style-name="ce5" office:value-type="string" calcext:value-type="string">
            <text:p>Run Count</text:p>
          </table:table-cell>
          <table:table-cell table:style-name="ce5" office:value-type="string" calcext:value-type="string">
            <text:p>Median (%)</text:p>
            <text:p>[overlapping MUAPs]</text:p>
          </table:table-cell>
          <table:table-cell table:style-name="ce5" office:value-type="string" calcext:value-type="string">
            <text:p>Mean (%)</text:p>
            <text:p>[overlapping MUAPs]</text:p>
          </table:table-cell>
          <table:table-cell table:style-name="ce5" office:value-type="string" calcext:value-type="string">
            <text:p>Standard Deviation (%)</text:p>
            <text:p>[overlapping MUAPs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5917684643622" calcext:value-type="float">
            <text:p>0.895917684643622</text:p>
          </table:table-cell>
          <table:table-cell office:value-type="float" office:value="0.847943696659024" calcext:value-type="float">
            <text:p>0.847943696659024</text:p>
          </table:table-cell>
          <table:table-cell office:value-type="float" office:value="0.775431470078917" calcext:value-type="float">
            <text:p>0.775431470078917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2916520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0]+[.$C20]-1" office:value-type="float" office:value="0.743861381302646" calcext:value-type="float">
            <text:p>0.743861381302646</text:p>
          </table:table-cell>
          <table:table-cell table:formula="of:=1-[.I20]" office:value-type="float" office:value="0.256138618697354" calcext:value-type="float">
            <text:p>0.256138618697354</text:p>
          </table:table-cell>
          <table:table-cell/>
          <table:table-cell table:style-name="ce5" office:value-type="string" calcext:value-type="string">
            <text:p>EMUsort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MEDIAN([.J2:.J26])" office:value-type="percentage" office:value="0.15921757315241" calcext:value-type="percentage">
            <text:p>15.9%</text:p>
          </table:table-cell>
          <table:table-cell table:style-name="ce8" table:formula="of:=AVERAGE([.J2:.J26])" office:value-type="percentage" office:value="0.20215572699431" calcext:value-type="percentage">
            <text:p>20.2%</text:p>
          </table:table-cell>
          <table:table-cell table:style-name="ce8" table:formula="of:=STDEV([.J2:.J26])" office:value-type="percentage" office:value="0.0890654897373332" calcext:value-type="percentage">
            <text:p>8.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4704704897874" calcext:value-type="float">
            <text:p>0.844704704897874</text:p>
          </table:table-cell>
          <table:table-cell office:value-type="float" office:value="0.837803490132619" calcext:value-type="float">
            <text:p>0.837803490132619</text:p>
          </table:table-cell>
          <table:table-cell office:value-type="float" office:value="0.772062527313137" calcext:value-type="float">
            <text:p>0.772062527313137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0800694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1]+[.$C21]-1" office:value-type="float" office:value="0.682508195030493" calcext:value-type="float">
            <text:p>0.682508195030493</text:p>
          </table:table-cell>
          <table:table-cell table:formula="of:=1-[.I21]" office:value-type="float" office:value="0.317491804969507" calcext:value-type="float">
            <text:p>0.317491804969507</text:p>
          </table:table-cell>
          <table:table-cell/>
          <table:table-cell table:style-name="ce5" office:value-type="string" calcext:value-type="string">
            <text:p>Kilosort4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MEDIAN([.J27:.J51])" office:value-type="percentage" office:value="0.488987100583246" calcext:value-type="percentage">
            <text:p>48.9%</text:p>
          </table:table-cell>
          <table:table-cell table:style-name="ce8" table:formula="of:=AVERAGE([.J27:.J51])" office:value-type="percentage" office:value="0.51535137122159" calcext:value-type="percentage">
            <text:p>51.5%</text:p>
          </table:table-cell>
          <table:table-cell table:style-name="ce8" table:formula="of:=STDEV([.J27:.J51])" office:value-type="percentage" office:value="0.134328384422106" calcext:value-type="percentage">
            <text:p>13.4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5760735617153" calcext:value-type="float">
            <text:p>0.885760735617153</text:p>
          </table:table-cell>
          <table:table-cell office:value-type="float" office:value="0.825600083329778" calcext:value-type="float">
            <text:p>0.825600083329778</text:p>
          </table:table-cell>
          <table:table-cell office:value-type="float" office:value="0.760590422654494" calcext:value-type="float">
            <text:p>0.76059042265449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1489479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2]+[.$C22]-1" office:value-type="float" office:value="0.711360818946931" calcext:value-type="float">
            <text:p>0.711360818946931</text:p>
          </table:table-cell>
          <table:table-cell table:formula="of:=1-[.I22]" office:value-type="float" office:value="0.288639181053069" calcext:value-type="float">
            <text:p>0.288639181053069</text:p>
          </table:table-cell>
          <table:table-cell/>
          <table:table-cell table:style-name="ce5" office:value-type="string" calcext:value-type="string">
            <text:p>MUedit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MEDIAN([.J52:.J55])" office:value-type="percentage" office:value="0.836835781862654" calcext:value-type="percentage">
            <text:p>83.7%</text:p>
          </table:table-cell>
          <table:table-cell table:style-name="ce8" table:formula="of:=AVERAGE([.J52:.J55])" office:value-type="percentage" office:value="0.806829967006558" calcext:value-type="percentage">
            <text:p>80.7%</text:p>
          </table:table-cell>
          <table:table-cell table:style-name="ce8" table:formula="of:=STDEV([.J52:.J55])" office:value-type="percentage" office:value="0.157355069852795" calcext:value-type="percentage">
            <text:p>15.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0231689539699" calcext:value-type="float">
            <text:p>0.840231689539699</text:p>
          </table:table-cell>
          <table:table-cell office:value-type="float" office:value="0.823192543787224" calcext:value-type="float">
            <text:p>0.823192543787224</text:p>
          </table:table-cell>
          <table:table-cell office:value-type="float" office:value="0.75388998879216" calcext:value-type="float">
            <text:p>0.7538899887921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0788452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3]+[.$C23]-1" office:value-type="float" office:value="0.663424233326923" calcext:value-type="float">
            <text:p>0.663424233326923</text:p>
          </table:table-cell>
          <table:table-cell table:formula="of:=1-[.I23]" office:value-type="float" office:value="0.336575766673077" calcext:value-type="float">
            <text:p>0.3365757666730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4783483685735" calcext:value-type="float">
            <text:p>0.854783483685735</text:p>
          </table:table-cell>
          <table:table-cell office:value-type="float" office:value="0.782068346998272" calcext:value-type="float">
            <text:p>0.782068346998272</text:p>
          </table:table-cell>
          <table:table-cell office:value-type="float" office:value="0.72934561591648" calcext:value-type="float">
            <text:p>0.7293456159164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15307845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4]+[.$C24]-1" office:value-type="float" office:value="0.636851830684007" calcext:value-type="float">
            <text:p>0.636851830684007</text:p>
          </table:table-cell>
          <table:table-cell table:formula="of:=1-[.I24]" office:value-type="float" office:value="0.363148169315993" calcext:value-type="float">
            <text:p>0.36314816931599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65702227433244" calcext:value-type="float">
            <text:p>0.865702227433244</text:p>
          </table:table-cell>
          <table:table-cell office:value-type="float" office:value="0.801963386609495" calcext:value-type="float">
            <text:p>0.801963386609495</text:p>
          </table:table-cell>
          <table:table-cell office:value-type="float" office:value="0.72660819368251" calcext:value-type="float">
            <text:p>0.7266081936825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2884536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5]+[.$C25]-1" office:value-type="float" office:value="0.667665614042739" calcext:value-type="float">
            <text:p>0.667665614042739</text:p>
          </table:table-cell>
          <table:table-cell table:formula="of:=1-[.I25]" office:value-type="float" office:value="0.332334385957261" calcext:value-type="float">
            <text:p>0.33233438595726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1816319004988" calcext:value-type="float">
            <text:p>0.801816319004988</text:p>
          </table:table-cell>
          <table:table-cell office:value-type="float" office:value="0.802906923945494" calcext:value-type="float">
            <text:p>0.802906923945494</text:p>
          </table:table-cell>
          <table:table-cell office:value-type="float" office:value="0.706848143076524" calcext:value-type="float">
            <text:p>0.70684814307652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508139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6]+[.$C26]-1" office:value-type="float" office:value="0.604723242950482" calcext:value-type="float">
            <text:p>0.604723242950482</text:p>
          </table:table-cell>
          <table:table-cell table:formula="of:=1-[.I26]" office:value-type="float" office:value="0.395276757049518" calcext:value-type="float">
            <text:p>0.39527675704951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927842137033" calcext:value-type="float">
            <text:p>0.8927842137033</text:p>
          </table:table-cell>
          <table:table-cell office:value-type="float" office:value="0.80290335004054" calcext:value-type="float">
            <text:p>0.80290335004054</text:p>
          </table:table-cell>
          <table:table-cell office:value-type="float" office:value="0.737627015154031" calcext:value-type="float">
            <text:p>0.73762701515403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3603130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7]+[.$C27]-1" office:value-type="float" office:value="0.69568756374384" calcext:value-type="float">
            <text:p>0.69568756374384</text:p>
          </table:table-cell>
          <table:table-cell table:formula="of:=1-[.I27]" office:value-type="float" office:value="0.30431243625616" calcext:value-type="float">
            <text:p>0.3043124362561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83096835457387" calcext:value-type="float">
            <text:p>0.883096835457387</text:p>
          </table:table-cell>
          <table:table-cell office:value-type="float" office:value="0.784724166218178" calcext:value-type="float">
            <text:p>0.784724166218178</text:p>
          </table:table-cell>
          <table:table-cell office:value-type="float" office:value="0.714727806193055" calcext:value-type="float">
            <text:p>0.71472780619305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3499280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8]+[.$C28]-1" office:value-type="float" office:value="0.667821001675565" calcext:value-type="float">
            <text:p>0.667821001675565</text:p>
          </table:table-cell>
          <table:table-cell table:formula="of:=1-[.I28]" office:value-type="float" office:value="0.332178998324435" calcext:value-type="float">
            <text:p>0.33217899832443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7905097198658" calcext:value-type="float">
            <text:p>0.847905097198658</text:p>
          </table:table-cell>
          <table:table-cell office:value-type="float" office:value="0.79556759179489" calcext:value-type="float">
            <text:p>0.79556759179489</text:p>
          </table:table-cell>
          <table:table-cell office:value-type="float" office:value="0.708892481566408" calcext:value-type="float">
            <text:p>0.70889248156640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03802862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9]+[.$C29]-1" office:value-type="float" office:value="0.643472688993548" calcext:value-type="float">
            <text:p>0.643472688993548</text:p>
          </table:table-cell>
          <table:table-cell table:formula="of:=1-[.I29]" office:value-type="float" office:value="0.356527311006452" calcext:value-type="float">
            <text:p>0.35652731100645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29469358296094" calcext:value-type="float">
            <text:p>0.829469358296094</text:p>
          </table:table-cell>
          <table:table-cell office:value-type="float" office:value="0.800895096247233" calcext:value-type="float">
            <text:p>0.800895096247233</text:p>
          </table:table-cell>
          <table:table-cell office:value-type="float" office:value="0.704446953902468" calcext:value-type="float">
            <text:p>0.70444695390246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02452266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0]+[.$C30]-1" office:value-type="float" office:value="0.630364454543327" calcext:value-type="float">
            <text:p>0.630364454543327</text:p>
          </table:table-cell>
          <table:table-cell table:formula="of:=1-[.I30]" office:value-type="float" office:value="0.369635545456673" calcext:value-type="float">
            <text:p>0.36963554545667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82531114290784" calcext:value-type="float">
            <text:p>0.882531114290784</text:p>
          </table:table-cell>
          <table:table-cell office:value-type="float" office:value="0.749565918841817" calcext:value-type="float">
            <text:p>0.749565918841817</text:p>
          </table:table-cell>
          <table:table-cell office:value-type="float" office:value="0.691059439858136" calcext:value-type="float">
            <text:p>0.69105943985813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5701236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1]+[.$C31]-1" office:value-type="float" office:value="0.632097033132601" calcext:value-type="float">
            <text:p>0.632097033132601</text:p>
          </table:table-cell>
          <table:table-cell table:formula="of:=1-[.I31]" office:value-type="float" office:value="0.367902966867399" calcext:value-type="float">
            <text:p>0.36790296686739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62869182539377" calcext:value-type="float">
            <text:p>0.762869182539377</text:p>
          </table:table-cell>
          <table:table-cell office:value-type="float" office:value="0.814208802773049" calcext:value-type="float">
            <text:p>0.814208802773049</text:p>
          </table:table-cell>
          <table:table-cell office:value-type="float" office:value="0.641385566506158" calcext:value-type="float">
            <text:p>0.64138556650615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04954239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2]+[.$C32]-1" office:value-type="float" office:value="0.577077985312426" calcext:value-type="float">
            <text:p>0.577077985312426</text:p>
          </table:table-cell>
          <table:table-cell table:formula="of:=1-[.I32]" office:value-type="float" office:value="0.422922014687574" calcext:value-type="float">
            <text:p>0.42292201468757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270606871766" calcext:value-type="float">
            <text:p>0.8270606871766</text:p>
          </table:table-cell>
          <table:table-cell office:value-type="float" office:value="0.717733683464603" calcext:value-type="float">
            <text:p>0.717733683464603</text:p>
          </table:table-cell>
          <table:table-cell office:value-type="float" office:value="0.632536785965793" calcext:value-type="float">
            <text:p>0.63253678596579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180408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3]+[.$C33]-1" office:value-type="float" office:value="0.544794370641203" calcext:value-type="float">
            <text:p>0.544794370641203</text:p>
          </table:table-cell>
          <table:table-cell table:formula="of:=1-[.I33]" office:value-type="float" office:value="0.455205629358797" calcext:value-type="float">
            <text:p>0.45520562935879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44745437911322" calcext:value-type="float">
            <text:p>0.844745437911322</text:p>
          </table:table-cell>
          <table:table-cell office:value-type="float" office:value="0.703083061288604" calcext:value-type="float">
            <text:p>0.703083061288604</text:p>
          </table:table-cell>
          <table:table-cell office:value-type="float" office:value="0.631884233423581" calcext:value-type="float">
            <text:p>0.63188423342358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4810552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4]+[.$C34]-1" office:value-type="float" office:value="0.547828499199926" calcext:value-type="float">
            <text:p>0.547828499199926</text:p>
          </table:table-cell>
          <table:table-cell table:formula="of:=1-[.I34]" office:value-type="float" office:value="0.452171500800074" calcext:value-type="float">
            <text:p>0.45217150080007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6709286104516" calcext:value-type="float">
            <text:p>0.766709286104516</text:p>
          </table:table-cell>
          <table:table-cell office:value-type="float" office:value="0.740746876241885" calcext:value-type="float">
            <text:p>0.740746876241885</text:p>
          </table:table-cell>
          <table:table-cell office:value-type="float" office:value="0.631359350840977" calcext:value-type="float">
            <text:p>0.631359350840977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01996104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5]+[.$C35]-1" office:value-type="float" office:value="0.507456162346401" calcext:value-type="float">
            <text:p>0.507456162346401</text:p>
          </table:table-cell>
          <table:table-cell table:formula="of:=1-[.I35]" office:value-type="float" office:value="0.492543837653599" calcext:value-type="float">
            <text:p>0.49254383765359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65168387783958" calcext:value-type="float">
            <text:p>0.865168387783958</text:p>
          </table:table-cell>
          <table:table-cell office:value-type="float" office:value="0.695605231737861" calcext:value-type="float">
            <text:p>0.695605231737861</text:p>
          </table:table-cell>
          <table:table-cell office:value-type="float" office:value="0.627498308788802" calcext:value-type="float">
            <text:p>0.62749830878880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1219929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6]+[.$C36]-1" office:value-type="float" office:value="0.560773619521819" calcext:value-type="float">
            <text:p>0.560773619521819</text:p>
          </table:table-cell>
          <table:table-cell table:formula="of:=1-[.I36]" office:value-type="float" office:value="0.439226380478181" calcext:value-type="float">
            <text:p>0.43922638047818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9231268876894" calcext:value-type="float">
            <text:p>0.849231268876894</text:p>
          </table:table-cell>
          <table:table-cell office:value-type="float" office:value="0.680511019710974" calcext:value-type="float">
            <text:p>0.680511019710974</text:p>
          </table:table-cell>
          <table:table-cell office:value-type="float" office:value="0.61996297871371" calcext:value-type="float">
            <text:p>0.6199629787137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4833802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7]+[.$C37]-1" office:value-type="float" office:value="0.529742288587868" calcext:value-type="float">
            <text:p>0.529742288587868</text:p>
          </table:table-cell>
          <table:table-cell table:formula="of:=1-[.I37]" office:value-type="float" office:value="0.470257711412132" calcext:value-type="float">
            <text:p>0.47025771141213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96293659002441" calcext:value-type="float">
            <text:p>0.796293659002441</text:p>
          </table:table-cell>
          <table:table-cell office:value-type="float" office:value="0.686906010447906" calcext:value-type="float">
            <text:p>0.686906010447906</text:p>
          </table:table-cell>
          <table:table-cell office:value-type="float" office:value="0.617570419542776" calcext:value-type="float">
            <text:p>0.61757041954277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3693197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8]+[.$C38]-1" office:value-type="float" office:value="0.483199669450347" calcext:value-type="float">
            <text:p>0.483199669450347</text:p>
          </table:table-cell>
          <table:table-cell table:formula="of:=1-[.I38]" office:value-type="float" office:value="0.516800330549653" calcext:value-type="float">
            <text:p>0.51680033054965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23563241475269" calcext:value-type="float">
            <text:p>0.823563241475269</text:p>
          </table:table-cell>
          <table:table-cell office:value-type="float" office:value="0.687449657941485" calcext:value-type="float">
            <text:p>0.687449657941485</text:p>
          </table:table-cell>
          <table:table-cell office:value-type="float" office:value="0.610706685970773" calcext:value-type="float">
            <text:p>0.61070668597077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2923495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9]+[.$C39]-1" office:value-type="float" office:value="0.511012899416754" calcext:value-type="float">
            <text:p>0.511012899416754</text:p>
          </table:table-cell>
          <table:table-cell table:formula="of:=1-[.I39]" office:value-type="float" office:value="0.488987100583246" calcext:value-type="float">
            <text:p>0.48898710058324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1353192253131" calcext:value-type="float">
            <text:p>0.81353192253131</text:p>
          </table:table-cell>
          <table:table-cell office:value-type="float" office:value="0.705393133164205" calcext:value-type="float">
            <text:p>0.705393133164205</text:p>
          </table:table-cell>
          <table:table-cell office:value-type="float" office:value="0.604860170375149" calcext:value-type="float">
            <text:p>0.604860170375149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1250857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0]+[.$C40]-1" office:value-type="float" office:value="0.518925055695515" calcext:value-type="float">
            <text:p>0.518925055695515</text:p>
          </table:table-cell>
          <table:table-cell table:formula="of:=1-[.I40]" office:value-type="float" office:value="0.481074944304485" calcext:value-type="float">
            <text:p>0.48107494430448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88764789922404" calcext:value-type="float">
            <text:p>0.788764789922404</text:p>
          </table:table-cell>
          <table:table-cell office:value-type="float" office:value="0.669395096873266" calcext:value-type="float">
            <text:p>0.669395096873266</text:p>
          </table:table-cell>
          <table:table-cell office:value-type="float" office:value="0.594640554339202" calcext:value-type="float">
            <text:p>0.59464055433920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2235916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1]+[.$C41]-1" office:value-type="float" office:value="0.45815988679567" calcext:value-type="float">
            <text:p>0.45815988679567</text:p>
          </table:table-cell>
          <table:table-cell table:formula="of:=1-[.I41]" office:value-type="float" office:value="0.54184011320433" calcext:value-type="float">
            <text:p>0.5418401132043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94567600999951" calcext:value-type="float">
            <text:p>0.894567600999951</text:p>
          </table:table-cell>
          <table:table-cell office:value-type="float" office:value="0.637885467199161" calcext:value-type="float">
            <text:p>0.637885467199161</text:p>
          </table:table-cell>
          <table:table-cell office:value-type="float" office:value="0.592784987725958" calcext:value-type="float">
            <text:p>0.59278498772595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0136024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2]+[.$C42]-1" office:value-type="float" office:value="0.532453068199112" calcext:value-type="float">
            <text:p>0.532453068199112</text:p>
          </table:table-cell>
          <table:table-cell table:formula="of:=1-[.I42]" office:value-type="float" office:value="0.467546931800888" calcext:value-type="float">
            <text:p>0.46754693180088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758810957401" calcext:value-type="float">
            <text:p>0.66758810957401</text:p>
          </table:table-cell>
          <table:table-cell office:value-type="float" office:value="0.816567354037015" calcext:value-type="float">
            <text:p>0.816567354037015</text:p>
          </table:table-cell>
          <table:table-cell office:value-type="float" office:value="0.592275996879009" calcext:value-type="float">
            <text:p>0.592275996879009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3751841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3]+[.$C43]-1" office:value-type="float" office:value="0.484155463611025" calcext:value-type="float">
            <text:p>0.484155463611025</text:p>
          </table:table-cell>
          <table:table-cell table:formula="of:=1-[.I43]" office:value-type="float" office:value="0.515844536388975" calcext:value-type="float">
            <text:p>0.51584453638897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0619669811943" calcext:value-type="float">
            <text:p>0.770619669811943</text:p>
          </table:table-cell>
          <table:table-cell office:value-type="float" office:value="0.691481263420924" calcext:value-type="float">
            <text:p>0.691481263420924</text:p>
          </table:table-cell>
          <table:table-cell office:value-type="float" office:value="0.571196470287901" calcext:value-type="float">
            <text:p>0.57119647028790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2588252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4]+[.$C44]-1" office:value-type="float" office:value="0.462100933232867" calcext:value-type="float">
            <text:p>0.462100933232867</text:p>
          </table:table-cell>
          <table:table-cell table:formula="of:=1-[.I44]" office:value-type="float" office:value="0.537899066767133" calcext:value-type="float">
            <text:p>0.53789906676713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33347442436219" calcext:value-type="float">
            <text:p>0.733347442436219</text:p>
          </table:table-cell>
          <table:table-cell office:value-type="float" office:value="0.636259645311109" calcext:value-type="float">
            <text:p>0.636259645311109</text:p>
          </table:table-cell>
          <table:table-cell office:value-type="float" office:value="0.541790922703345" calcext:value-type="float">
            <text:p>0.54179092270334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0011508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5]+[.$C45]-1" office:value-type="float" office:value="0.369607087747328" calcext:value-type="float">
            <text:p>0.369607087747328</text:p>
          </table:table-cell>
          <table:table-cell table:formula="of:=1-[.I45]" office:value-type="float" office:value="0.630392912252672" calcext:value-type="float">
            <text:p>0.63039291225267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30519187947997" calcext:value-type="float">
            <text:p>0.730519187947997</text:p>
          </table:table-cell>
          <table:table-cell office:value-type="float" office:value="0.627450251114649" calcext:value-type="float">
            <text:p>0.627450251114649</text:p>
          </table:table-cell>
          <table:table-cell office:value-type="float" office:value="0.52493120249905" calcext:value-type="float">
            <text:p>0.5249312024990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2577952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6]+[.$C46]-1" office:value-type="float" office:value="0.357969439062646" calcext:value-type="float">
            <text:p>0.357969439062646</text:p>
          </table:table-cell>
          <table:table-cell table:formula="of:=1-[.I46]" office:value-type="float" office:value="0.642030560937354" calcext:value-type="float">
            <text:p>0.64203056093735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91805675194237" calcext:value-type="float">
            <text:p>0.691805675194237</text:p>
          </table:table-cell>
          <table:table-cell office:value-type="float" office:value="0.61714871586625" calcext:value-type="float">
            <text:p>0.61714871586625</text:p>
          </table:table-cell>
          <table:table-cell office:value-type="float" office:value="0.49927651220802" calcext:value-type="float">
            <text:p>0.4992765122080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4930522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7]+[.$C47]-1" office:value-type="float" office:value="0.308954391060487" calcext:value-type="float">
            <text:p>0.308954391060487</text:p>
          </table:table-cell>
          <table:table-cell table:formula="of:=1-[.I47]" office:value-type="float" office:value="0.691045608939513" calcext:value-type="float">
            <text:p>0.69104560893951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93591178963745" calcext:value-type="float">
            <text:p>0.793591178963745</text:p>
          </table:table-cell>
          <table:table-cell office:value-type="float" office:value="0.543479846748062" calcext:value-type="float">
            <text:p>0.543479846748062</text:p>
          </table:table-cell>
          <table:table-cell office:value-type="float" office:value="0.496289280617415" calcext:value-type="float">
            <text:p>0.49628928061741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4931678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8]+[.$C48]-1" office:value-type="float" office:value="0.337071025711807" calcext:value-type="float">
            <text:p>0.337071025711807</text:p>
          </table:table-cell>
          <table:table-cell table:formula="of:=1-[.I48]" office:value-type="float" office:value="0.662928974288193" calcext:value-type="float">
            <text:p>0.66292897428819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32415516493335" calcext:value-type="float">
            <text:p>0.732415516493335</text:p>
          </table:table-cell>
          <table:table-cell office:value-type="float" office:value="0.594816439834508" calcext:value-type="float">
            <text:p>0.594816439834508</text:p>
          </table:table-cell>
          <table:table-cell office:value-type="float" office:value="0.490133368501196" calcext:value-type="float">
            <text:p>0.49013336850119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3721280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9]+[.$C49]-1" office:value-type="float" office:value="0.327231956327843" calcext:value-type="float">
            <text:p>0.327231956327843</text:p>
          </table:table-cell>
          <table:table-cell table:formula="of:=1-[.I49]" office:value-type="float" office:value="0.672768043672157" calcext:value-type="float">
            <text:p>0.6727680436721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4688358955636" calcext:value-type="float">
            <text:p>0.704688358955636</text:p>
          </table:table-cell>
          <table:table-cell office:value-type="float" office:value="0.553204544755577" calcext:value-type="float">
            <text:p>0.553204544755577</text:p>
          </table:table-cell>
          <table:table-cell office:value-type="float" office:value="0.480484392193213" calcext:value-type="float">
            <text:p>0.48048439219321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0173540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0]+[.$C50]-1" office:value-type="float" office:value="0.257892903711213" calcext:value-type="float">
            <text:p>0.257892903711213</text:p>
          </table:table-cell>
          <table:table-cell table:formula="of:=1-[.I50]" office:value-type="float" office:value="0.742107096288787" calcext:value-type="float">
            <text:p>0.74210709628878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9324325876229" calcext:value-type="float">
            <text:p>0.589324325876229</text:p>
          </table:table-cell>
          <table:table-cell office:value-type="float" office:value="0.581041945862879" calcext:value-type="float">
            <text:p>0.581041945862879</text:p>
          </table:table-cell>
          <table:table-cell office:value-type="float" office:value="0.441422050416338" calcext:value-type="float">
            <text:p>0.44142205041633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0897971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1]+[.$C51]-1" office:value-type="float" office:value="0.170366271739108" calcext:value-type="float">
            <text:p>0.170366271739108</text:p>
          </table:table-cell>
          <table:table-cell table:formula="of:=1-[.I51]" office:value-type="float" office:value="0.829633728260892" calcext:value-type="float">
            <text:p>0.8296337282608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5690320983193" calcext:value-type="float">
            <text:p>0.575690320983193</text:p>
          </table:table-cell>
          <table:table-cell office:value-type="float" office:value="0.483588350389606" calcext:value-type="float">
            <text:p>0.483588350389606</text:p>
          </table:table-cell>
          <table:table-cell office:value-type="float" office:value="0.422977297177797" calcext:value-type="float">
            <text:p>0.422977297177797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2]+[.$C52]-1" office:value-type="float" office:value="0.0592786713727991" calcext:value-type="float">
            <text:p>0.0592786713727991</text:p>
          </table:table-cell>
          <table:table-cell table:formula="of:=1-[.I52]" office:value-type="float" office:value="0.940721328627201" calcext:value-type="float">
            <text:p>0.94072132862720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01980403569312" calcext:value-type="float">
            <text:p>0.701980403569312</text:p>
          </table:table-cell>
          <table:table-cell office:value-type="float" office:value="0.685092620756966" calcext:value-type="float">
            <text:p>0.685092620756966</text:p>
          </table:table-cell>
          <table:table-cell office:value-type="float" office:value="0.574831733764589" calcext:value-type="float">
            <text:p>0.574831733764589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3]+[.$C53]-1" office:value-type="float" office:value="0.387073024326278" calcext:value-type="float">
            <text:p>0.387073024326278</text:p>
          </table:table-cell>
          <table:table-cell table:formula="of:=1-[.I53]" office:value-type="float" office:value="0.612926975673722" calcext:value-type="float">
            <text:p>0.61292697567372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00587693468611" calcext:value-type="float">
            <text:p>0.600587693468611</text:p>
          </table:table-cell>
          <table:table-cell office:value-type="float" office:value="0.65465227992039" calcext:value-type="float">
            <text:p>0.65465227992039</text:p>
          </table:table-cell>
          <table:table-cell office:value-type="float" office:value="0.486913471425393" calcext:value-type="float">
            <text:p>0.486913471425393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4]+[.$C54]-1" office:value-type="float" office:value="0.255239973389001" calcext:value-type="float">
            <text:p>0.255239973389001</text:p>
          </table:table-cell>
          <table:table-cell table:formula="of:=1-[.I54]" office:value-type="float" office:value="0.744760026610999" calcext:value-type="float">
            <text:p>0.74476002661099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770561449471" calcext:value-type="float">
            <text:p>0.551770561449471</text:p>
          </table:table-cell>
          <table:table-cell office:value-type="float" office:value="0.519317901436219" calcext:value-type="float">
            <text:p>0.519317901436219</text:p>
          </table:table-cell>
          <table:table-cell office:value-type="float" office:value="0.413757601125295" calcext:value-type="float">
            <text:p>0.413757601125295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5]+[.$C55]-1" office:value-type="float" office:value="0.07108846288569" calcext:value-type="float">
            <text:p>0.07108846288569</text:p>
          </table:table-cell>
          <table:table-cell table:formula="of:=1-[.I55]" office:value-type="float" office:value="0.92891153711431" calcext:value-type="float">
            <text:p>0.9289115371143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lot4_KS_vs_GT_performance_comparison_20250513-214000_EMUsort,Kilosort4,MUedit_25,25,4'.A2:'plot4_KS_vs_GT_performance_comparison_20250513-214000_EMUsort,Kilosort4,MUedit_25,25,4'.G5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2-31T14:25:57.007243153</dc:date>
    <meta:editing-duration>PT19M10S</meta:editing-duration>
    <meta:editing-cycles>3</meta:editing-cycles>
    <meta:document-statistic meta:table-count="1" meta:cell-count="557" meta:object-count="0"/>
  </office:meta>
</office:document-meta>
</file>